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0B5525042F95C94C.png" manifest:media-type="image/png"/>
  <manifest:file-entry manifest:full-path="Pictures/10000000000000EB0000008DB9A67E36D661952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rial1" svg:font-family="Arial"/>
    <style:font-face style:name="Trebuchet MS1" svg:font-family="'Trebuchet MS'"/>
    <style:font-face style:name="TrebuchetMS" svg:font-family="TrebuchetM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MS1" svg:font-family="TrebuchetMS" style:font-family-generic="system" style:font-pitch="variable"/>
  </office:font-face-decls>
  <office:automatic-styles>
    <style:style style:name="Table1" style:family="table" style:master-page-name="Standard">
      <style:table-properties style:width="17.387cm" fo:margin-left="-0.191cm" fo:margin-top="0cm" fo:margin-bottom="0cm" style:page-number="auto" table:align="left" style:writing-mode="lr-tb"/>
    </style:style>
    <style:style style:name="Table1.A" style:family="table-column">
      <style:table-column-properties style:column-width="1.937cm"/>
    </style:style>
    <style:style style:name="Table1.B" style:family="table-column">
      <style:table-column-properties style:column-width="1.503cm"/>
    </style:style>
    <style:style style:name="Table1.C" style:family="table-column">
      <style:table-column-properties style:column-width="0.079cm"/>
    </style:style>
    <style:style style:name="Table1.D" style:family="table-column">
      <style:table-column-properties style:column-width="1.224cm"/>
    </style:style>
    <style:style style:name="Table1.E" style:family="table-column">
      <style:table-column-properties style:column-width="2.245cm"/>
    </style:style>
    <style:style style:name="Table1.F" style:family="table-column">
      <style:table-column-properties style:column-width="1.984cm"/>
    </style:style>
    <style:style style:name="Table1.G" style:family="table-column">
      <style:table-column-properties style:column-width="0.527cm"/>
    </style:style>
    <style:style style:name="Table1.H" style:family="table-column">
      <style:table-column-properties style:column-width="2.969cm"/>
    </style:style>
    <style:style style:name="Table1.I" style:family="table-column">
      <style:table-column-properties style:column-width="1.748cm"/>
    </style:style>
    <style:style style:name="Table1.J" style:family="table-column">
      <style:table-column-properties style:column-width="3.17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style>
    <style:style style:name="Table1.6" style:family="table-row">
      <style:table-row-properties fo:keep-together="auto"/>
    </style:style>
    <style:style style:name="Table1.7" style:family="table-row">
      <style:table-row-properties style:row-height="0.501cm" fo:keep-together="auto"/>
    </style:style>
    <style:style style:name="Table1.8" style:family="table-row">
      <style:table-row-properties fo:keep-together="auto"/>
    </style:style>
    <style:style style:name="Table1.9" style:family="table-row">
      <style:table-row-properties style:min-row-height="0.189cm" fo:keep-together="auto"/>
    </style:style>
    <style:style style:name="P1" style:family="paragraph" style:parent-style-name="Standard">
      <style:paragraph-properties fo:line-height="120%"/>
      <style:text-properties fo:font-size="14pt" fo:letter-spacing="0.011cm" fo:font-weight="bold" style:font-size-asian="14pt" style:font-weight-asian="bold" style:font-name-complex="Arial2" style:font-size-complex="14pt"/>
    </style:style>
    <style:style style:name="P2" style:family="paragraph" style:parent-style-name="Standard">
      <style:paragraph-properties>
        <style:tab-stops>
          <style:tab-stop style:position="1.905cm"/>
        </style:tab-stops>
      </style:paragraph-properties>
    </style:style>
    <style:style style:name="P3" style:family="paragraph" style:parent-style-name="Standard">
      <style:text-properties fo:font-weight="bold" style:font-weight-asian="bold" style:font-size-complex="9pt"/>
    </style:style>
    <style:style style:name="P4" style:family="paragraph" style:parent-style-name="Standard">
      <style:text-properties fo:color="#595959" style:font-size-complex="9pt"/>
    </style:style>
    <style:style style:name="P5" style:family="paragraph" style:parent-style-name="Standard">
      <style:text-properties style:font-size-complex="9pt"/>
    </style:style>
    <style:style style:name="P6" style:family="paragraph" style:parent-style-name="Standard">
      <style:text-properties fo:font-size="7pt" fo:font-weight="bold" style:font-size-asian="7pt" style:font-weight-asian="bold" style:font-size-complex="7pt"/>
    </style:style>
    <style:style style:name="P7"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P8" style:family="paragraph" style:parent-style-name="Frame_20_contents">
      <style:text-properties fo:color="#595959" fo:font-size="14pt" fo:font-weight="bold" style:font-size-asian="14pt" style:font-weight-asian="bold" style:font-size-complex="14pt"/>
    </style:style>
    <style:style style:name="P9" style:family="paragraph" style:parent-style-name="Frame_20_contents">
      <style:paragraph-properties fo:text-align="end" style:justify-single-word="false"/>
    </style:style>
    <style:style style:name="P10"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P11" style:family="paragraph" style:parent-style-name="Title">
      <style:paragraph-properties fo:line-height="100%"/>
    </style:style>
    <style:style style:name="P12" style:family="paragraph" style:parent-style-name="Standard">
      <style:paragraph-properties fo:margin-left="0cm" fo:margin-right="0cm" fo:margin-top="0.423cm" fo:margin-bottom="0.106cm" loext:contextual-spacing="false" fo:text-indent="0cm" style:auto-text-indent="false"/>
    </style:style>
    <style:style style:name="P13" style:family="paragraph" style:parent-style-name="Standard">
      <style:paragraph-properties fo:margin-left="1.016cm" fo:margin-right="0cm" fo:margin-top="0.423cm" fo:margin-bottom="0.106cm" loext:contextual-spacing="false" fo:text-indent="0cm" style:auto-text-indent="false"/>
    </style:style>
    <style:style style:name="P14" style:family="paragraph" style:parent-style-name="Text_20_body">
      <style:text-properties fo:language="de" fo:country="DE"/>
    </style:style>
    <style:style style:name="P15" style:family="paragraph" style:parent-style-name="Text_20_body">
      <style:text-properties fo:language="de" fo:country="DE" officeooo:rsid="004b1f9a" officeooo:paragraph-rsid="004b1f9a"/>
    </style:style>
    <style:style style:name="P16" style:family="paragraph" style:parent-style-name="Text_20_body">
      <style:text-properties fo:color="#000000"/>
    </style:style>
    <style:style style:name="P17" style:family="paragraph" style:parent-style-name="Text_20_body">
      <style:text-properties fo:color="#000000" fo:language="de" fo:country="DE"/>
    </style:style>
    <style:style style:name="P18" style:family="paragraph" style:parent-style-name="Text_20_body">
      <style:paragraph-properties fo:text-align="justify" style:justify-single-word="false"/>
      <style:text-properties fo:color="#000000" fo:language="de" fo:country="DE" fo:font-weight="bold"/>
    </style:style>
    <style:style style:name="P19" style:family="paragraph" style:parent-style-name="Text_20_body">
      <style:paragraph-properties fo:text-align="justify" style:justify-single-word="false"/>
      <style:text-properties fo:color="#000000" fo:language="de" fo:country="DE"/>
    </style:style>
    <style:style style:name="P20" style:family="paragraph" style:parent-style-name="Text_20_body">
      <style:paragraph-properties fo:text-align="justify" style:justify-single-word="false"/>
      <style:text-properties fo:color="#000000"/>
    </style:style>
    <style:style style:name="P21" style:family="paragraph" style:parent-style-name="Text_20_body">
      <style:paragraph-properties fo:text-align="justify" style:justify-single-word="false"/>
    </style:style>
    <style:style style:name="P22" style:family="paragraph" style:parent-style-name="Text_20_body">
      <style:paragraph-properties fo:break-before="page"/>
      <style:text-properties fo:color="#000000" officeooo:paragraph-rsid="003293ae"/>
    </style:style>
    <style:style style:name="P23" style:family="paragraph" style:parent-style-name="Text_20_body">
      <style:paragraph-properties fo:break-before="page"/>
      <style:text-properties officeooo:paragraph-rsid="002cc436"/>
    </style:style>
    <style:style style:name="P24" style:family="paragraph" style:parent-style-name="Text_20_body">
      <style:paragraph-properties fo:margin-left="0cm" fo:margin-right="0cm" fo:text-align="justify" style:justify-single-word="false" fo:text-indent="-0.635cm" style:auto-text-indent="false"/>
      <style:text-properties fo:color="#000000"/>
    </style:style>
    <style:style style:name="P25" style:family="paragraph" style:parent-style-name="Text_20_body">
      <style:paragraph-properties fo:margin-left="1.27cm" fo:margin-right="0cm" fo:text-indent="0cm" style:auto-text-indent="false"/>
      <style:text-properties fo:color="#000000"/>
    </style:style>
    <style:style style:name="P26" style:family="paragraph" style:parent-style-name="Text_20_body">
      <style:paragraph-properties fo:margin-left="1.27cm" fo:margin-right="0cm" fo:text-indent="-0.635cm" style:auto-text-indent="false"/>
    </style:style>
    <style:style style:name="P27" style:family="paragraph" style:parent-style-name="Heading_20_1">
      <style:text-properties officeooo:paragraph-rsid="00452f84"/>
    </style:style>
    <style:style style:name="P28" style:family="paragraph" style:parent-style-name="Heading_20_1">
      <style:paragraph-properties fo:margin-top="0cm" fo:margin-bottom="0.212cm" loext:contextual-spacing="false"/>
    </style:style>
    <style:style style:name="P29" style:family="paragraph" style:parent-style-name="Heading_20_1">
      <style:paragraph-properties fo:margin-top="0cm" fo:margin-bottom="0.212cm" loext:contextual-spacing="false"/>
      <style:text-properties officeooo:paragraph-rsid="002cc436"/>
    </style:style>
    <style:style style:name="P30" style:family="paragraph" style:parent-style-name="Heading_20_1">
      <style:paragraph-properties fo:margin-top="0cm" fo:margin-bottom="0.212cm" loext:contextual-spacing="false"/>
      <style:text-properties officeooo:paragraph-rsid="003293ae"/>
    </style:style>
    <style:style style:name="P31" style:family="paragraph" style:parent-style-name="Heading_20_2">
      <style:paragraph-properties fo:margin-left="0cm" fo:margin-right="0cm" fo:margin-top="0.423cm" fo:margin-bottom="0.106cm" loext:contextual-spacing="false" fo:text-indent="0cm" style:auto-text-indent="false"/>
    </style:style>
    <style:style style:name="P32" style:family="paragraph" style:parent-style-name="Title">
      <style:paragraph-properties fo:line-height="100%"/>
      <style:text-properties fo:color="#ff3300" officeooo:rsid="002a8457" officeooo:paragraph-rsid="002a8457"/>
    </style:style>
    <style:style style:name="P33" style:family="paragraph" style:parent-style-name="Contents_20_2">
      <style:paragraph-properties>
        <style:tab-stops>
          <style:tab-stop style:position="17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Versionsnummer">
      <style:text-properties fo:color="#000000"/>
    </style:style>
    <style:style style:name="P36" style:family="paragraph" style:parent-style-name="Versionsnummer">
      <style:text-properties fo:color="#000000" officeooo:rsid="002a8457" officeooo:paragraph-rsid="002a8457"/>
    </style:style>
    <style:style style:name="T1" style:family="text">
      <style:text-properties fo:color="#595959" fo:font-size="7.5pt" style:font-size-asian="7.5pt" style:font-name-complex="Arial2" style:font-size-complex="7.5pt"/>
    </style:style>
    <style:style style:name="T2" style:family="text">
      <style:text-properties fo:color="#595959" fo:font-size="7.5pt" fo:letter-spacing="0.021cm" style:font-size-asian="7.5pt" style:font-name-complex="Arial2" style:font-size-complex="7.5pt"/>
    </style:style>
    <style:style style:name="T3" style:family="text">
      <style:text-properties fo:color="#595959" style:font-name="Trebuchet MS" fo:font-size="7.5pt" style:font-size-asian="7.5pt" style:font-name-complex="Arial2" style:font-size-complex="7.5pt"/>
    </style:style>
    <style:style style:name="T4" style:family="text">
      <style:text-properties fo:color="#595959" fo:language="de" fo:country="DE"/>
    </style:style>
    <style:style style:name="T5" style:family="text">
      <style:text-properties fo:color="#ff3300" fo:font-size="7.5pt" style:font-size-asian="7.5pt" style:font-name-complex="Arial2" style:font-size-complex="7.5pt"/>
    </style:style>
    <style:style style:name="T6" style:family="text">
      <style:text-properties style:font-name="Arial1" fo:font-size="11pt" fo:language="de" fo:country="DE"/>
    </style:style>
    <style:style style:name="T7" style:family="text">
      <style:text-properties fo:language="de" fo:country="DE"/>
    </style:style>
    <style:style style:name="T8" style:family="text">
      <style:text-properties fo:font-variant="normal" fo:text-transform="none"/>
    </style:style>
    <style:style style:name="T9" style:family="text">
      <style:text-properties fo:font-variant="normal" fo:text-transform="none" fo:language="de" fo:country="DE"/>
    </style:style>
    <style:style style:name="T10" style:family="text">
      <style:text-properties fo:font-variant="normal" fo:text-transform="none" fo:color="#000000"/>
    </style:style>
    <style:style style:name="T11" style:family="text">
      <style:text-properties fo:font-variant="normal" fo:text-transform="none" fo:color="#000000" fo:language="de" fo:country="DE"/>
    </style:style>
    <style:style style:name="T12" style:family="text">
      <style:text-properties fo:font-variant="normal" fo:text-transform="none" fo:color="#000000" style:font-name="Trebuchet MS1" fo:language="de" fo:country="DE" fo:font-style="normal"/>
    </style:style>
    <style:style style:name="T13" style:family="text">
      <style:text-properties fo:font-variant="normal" fo:text-transform="none" fo:color="#000000" style:font-name="Symbol" fo:language="de" fo:country="DE"/>
    </style:style>
    <style:style style:name="T14" style:family="text">
      <style:text-properties fo:color="#000000" fo:language="de" fo:country="DE"/>
    </style:style>
    <style:style style:name="T15" style:family="text">
      <style:text-properties fo:color="#000000" style:font-name="Symbol" fo:language="de" fo:country="DE"/>
    </style:style>
    <style:style style:name="T16" style:family="text">
      <style:text-properties fo:color="#a6a6a6"/>
    </style:style>
    <style:style style:name="T17" style:family="text">
      <style:text-properties officeooo:rsid="00490ff3"/>
    </style:style>
    <style:style style:name="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fr3"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table:number-columns-spanned="8" office:value-type="string">
            <text:p text:style-name="P32">Projektkultur</text:p>
          </table:table-cell>
          <table:covered-table-cell/>
          <table:covered-table-cell/>
          <table:covered-table-cell/>
          <table:covered-table-cell/>
          <table:covered-table-cell/>
          <table:covered-table-cell/>
          <table:covered-table-cell/>
          <table:table-cell table:style-name="Table1.A1" table:number-columns-spanned="2" office:value-type="string">
            <text:p text:style-name="P11"/>
          </table:table-cell>
          <table:covered-table-cell/>
        </table:table-row>
        <table:table-row table:style-name="Table1.2">
          <table:table-cell table:style-name="Table1.A2" table:number-columns-spanned="2" office:value-type="string">
            <text:p text:style-name="P4">Projekttitel:</text:p>
          </table:table-cell>
          <table:covered-table-cell/>
          <table:table-cell table:style-name="Table1.A2" table:number-columns-spanned="8" office:value-type="string">
            <text:p text:style-name="P3">Laserwürfel</text:p>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2" office:value-type="string">
            <text:p text:style-name="P4">Auftraggeber:</text:p>
          </table:table-cell>
          <table:covered-table-cell/>
          <table:table-cell table:style-name="Table1.A3" table:number-columns-spanned="8" office:value-type="string">
            <text:p text:style-name="P3">Florian Weiss</text:p>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2" office:value-type="string">
            <text:p text:style-name="P4">Auftragnehmer:</text:p>
          </table:table-cell>
          <table:covered-table-cell/>
          <table:table-cell table:style-name="Table1.A3" table:number-columns-spanned="8" office:value-type="string">
            <text:p text:style-name="P3">Team Laserwürfel</text:p>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3" office:value-type="string">
            <text:p text:style-name="P4">Schuljahr:</text:p>
          </table:table-cell>
          <table:covered-table-cell/>
          <table:covered-table-cell/>
          <table:table-cell table:style-name="Table1.A3" table:number-columns-spanned="2" office:value-type="string">
            <text:p text:style-name="P3">2015/16</text:p>
          </table:table-cell>
          <table:covered-table-cell/>
          <table:table-cell table:style-name="Table1.A3" office:value-type="string">
            <text:p text:style-name="P5">Klasse:</text:p>
          </table:table-cell>
          <table:table-cell table:style-name="Table1.A3" table:number-columns-spanned="3" office:value-type="string">
            <text:p text:style-name="P3">5CI</text:p>
          </table:table-cell>
          <table:covered-table-cell/>
          <table:covered-table-cell/>
          <table:table-cell table:style-name="Table1.A3" office:value-type="string">
            <text:p text:style-name="P3"/>
          </table:table-cell>
        </table:table-row>
        <table:table-row table:style-name="Table1.6">
          <table:table-cell table:style-name="Table1.A1"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1.7">
          <table:table-cell table:style-name="Table1.A2" office:value-type="string">
            <text:p text:style-name="P6">VERSION</text:p>
          </table:table-cell>
          <table:table-cell table:style-name="Table1.A2" table:number-columns-spanned="3" office:value-type="string">
            <text:p text:style-name="P6">DATUM</text:p>
          </table:table-cell>
          <table:covered-table-cell/>
          <table:covered-table-cell/>
          <table:table-cell table:style-name="Table1.A2" table:number-columns-spanned="3" office:value-type="string">
            <text:p text:style-name="P6">AUTORIN/AUTOR</text:p>
          </table:table-cell>
          <table:covered-table-cell/>
          <table:covered-table-cell/>
          <table:table-cell table:style-name="Table1.A2" table:number-columns-spanned="3" office:value-type="string">
            <text:p text:style-name="P6">ÄNDERUNG</text:p>
          </table:table-cell>
          <table:covered-table-cell/>
          <table:covered-table-cell/>
        </table:table-row>
        <table:table-row table:style-name="Table1.8">
          <table:table-cell table:style-name="Table1.A3" office:value-type="string">
            <text:p text:style-name="P35">v0.1</text:p>
          </table:table-cell>
          <table:table-cell table:style-name="Table1.A3" table:number-columns-spanned="3" office:value-type="string">
            <text:p text:style-name="P36">16.11.2015</text:p>
          </table:table-cell>
          <table:covered-table-cell/>
          <table:covered-table-cell/>
          <table:table-cell table:style-name="Table1.A3" table:number-columns-spanned="3" office:value-type="string">
            <text:p text:style-name="P36">Jakob Bal</text:p>
          </table:table-cell>
          <table:covered-table-cell/>
          <table:covered-table-cell/>
          <table:table-cell table:style-name="Table1.A3" table:number-columns-spanned="3" office:value-type="string">
            <text:p text:style-name="P35">Dokument erstellt</text:p>
          </table:table-cell>
          <table:covered-table-cell/>
          <table:covered-table-cell/>
        </table:table-row>
        <table:table-row table:style-name="Table1.9">
          <table:table-cell table:style-name="Table1.A1" table:number-columns-spanned="10" office:value-type="string">
            <text:p text:style-name="Versionsnummer"/>
          </table:table-cell>
          <table:covered-table-cell/>
          <table:covered-table-cell/>
          <table:covered-table-cell/>
          <table:covered-table-cell/>
          <table:covered-table-cell/>
          <table:covered-table-cell/>
          <table:covered-table-cell/>
          <table:covered-table-cell/>
          <table:covered-table-cell/>
        </table:table-row>
      </table:table>
      <text:p text:style-name="Text_20_body"><text:span text:style-name="T4"/></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4"><text:a xlink:type="simple" xlink:href="#__RefHeading___Toc1281_1416771770" text:style-name="Index_20_Link" text:visited-style-name="Index_20_Link">1     Allgemeines<text:tab/>2</text:a></text:p>
          <text:p text:style-name="P33"><text:a xlink:type="simple" xlink:href="#__RefHeading___Toc1283_1416771770" text:style-name="Index_20_Link" text:visited-style-name="Index_20_Link">1.1     Identifikation des Projekts<text:tab/>2</text:a></text:p>
          <text:p text:style-name="P33"><text:a xlink:type="simple" xlink:href="#__RefHeading___Toc1285_1416771770" text:style-name="Index_20_Link" text:visited-style-name="Index_20_Link">1.2     Leitgedanke<text:tab/>2</text:a></text:p>
          <text:p text:style-name="P34"><text:a xlink:type="simple" xlink:href="#__RefHeading___Toc1287_1416771770" text:style-name="Index_20_Link" text:visited-style-name="Index_20_Link">2     Organisatorisches<text:tab/>2</text:a></text:p>
          <text:p text:style-name="P33"><text:a xlink:type="simple" xlink:href="#__RefHeading___Toc1289_1416771770" text:style-name="Index_20_Link" text:visited-style-name="Index_20_Link">2.1     Fehlen von Teammitgliedern<text:tab/>2</text:a></text:p>
          <text:p text:style-name="P33"><text:a xlink:type="simple" xlink:href="#__RefHeading___Toc1291_1416771770" text:style-name="Index_20_Link" text:visited-style-name="Index_20_Link">2.2     Deadlines<text:tab/>2</text:a></text:p>
          <text:p text:style-name="P33"><text:a xlink:type="simple" xlink:href="#__RefHeading___Toc1293_1416771770" text:style-name="Index_20_Link" text:visited-style-name="Index_20_Link">2.3     Veränderungsmanagement<text:tab/>3</text:a></text:p>
          <text:p text:style-name="P34"><text:a xlink:type="simple" xlink:href="#__RefHeading___Toc1295_1416771770" text:style-name="Index_20_Link" text:visited-style-name="Index_20_Link">3     Informations- &amp; Kommunikationssystem<text:tab/>4</text:a></text:p>
          <text:p text:style-name="P33"><text:a xlink:type="simple" xlink:href="#__RefHeading___Toc1297_1416771770" text:style-name="Index_20_Link" text:visited-style-name="Index_20_Link">3.1     Jour Fixe<text:tab/>4</text:a></text:p>
          <text:p text:style-name="P33"><text:a xlink:type="simple" xlink:href="#__RefHeading___Toc1299_1416771770" text:style-name="Index_20_Link" text:visited-style-name="Index_20_Link">3.2     Meetings<text:tab/>4</text:a></text:p>
          <text:p text:style-name="P33"><text:a xlink:type="simple" xlink:href="#__RefHeading___Toc1301_1416771770" text:style-name="Index_20_Link" text:visited-style-name="Index_20_Link">3.3     Berichtwesen<text:tab/>4</text:a></text:p>
          <text:p text:style-name="P33"><text:a xlink:type="simple" xlink:href="#__RefHeading___Toc1303_1416771770" text:style-name="Index_20_Link" text:visited-style-name="Index_20_Link">3.4     E-Mail Verkehr<text:tab/>5</text:a></text:p>
          <text:p text:style-name="P33"><text:a xlink:type="simple" xlink:href="#__RefHeading___Toc1305_1416771770" text:style-name="Index_20_Link" text:visited-style-name="Index_20_Link">3.5     Kommunikation via. Telegram &amp; Telefon<text:tab/>6</text:a></text:p>
          <text:p text:style-name="P33"><text:a xlink:type="simple" xlink:href="#__RefHeading___Toc1307_1416771770" text:style-name="Index_20_Link" text:visited-style-name="Index_20_Link">3.6     Dokumentenablage<text:tab/>6</text:a></text:p>
          <text:p text:style-name="P34"><text:a xlink:type="simple" xlink:href="#__RefHeading___Toc1309_1416771770" text:style-name="Index_20_Link" text:visited-style-name="Index_20_Link">4   Nomenklatur<text:tab/>7</text:a></text:p>
          <text:p text:style-name="P33"><text:a xlink:type="simple" xlink:href="#__RefHeading___Toc1311_1416771770" text:style-name="Index_20_Link" text:visited-style-name="Index_20_Link">4.1     Dokumentenerstellung<text:tab/>7</text:a></text:p>
          <text:p text:style-name="P33"><text:a xlink:type="simple" xlink:href="#__RefHeading___Toc1313_1416771770" text:style-name="Index_20_Link" text:visited-style-name="Index_20_Link">4.2     Dokumentenbenennung<text:tab/>7</text:a></text:p>
        </text:index-body>
      </text:table-of-content>
      <text:p text:style-name="Text_20_body"><text:span text:style-name="T4"/></text:p>
      <text:p text:style-name="P23"/>
      <text:h text:style-name="P29" text:outline-level="1" text:is-list-header="true"><text:bookmark-start text:name="__RefHeading___Toc1281_1416771770"/><text:bookmark text:name="_Toc365987166"/><text:span text:style-name="T7">1</text:span><text:span text:style-name="T9">     </text:span><text:span text:style-name="T7">Allgemeines</text:span><text:bookmark-end text:name="__RefHeading___Toc1281_1416771770"/></text:h>
      <text:p text:style-name="P14">Wir erstellen ein 3D Würfelspiel, wo das Ziel des Spiels darin besteht einen Laser von einem Startpunkt zu einem Endpunkt zu führen. </text:p>
      <text:h text:style-name="P31" text:outline-level="2" text:is-list-header="true"><text:bookmark text:name="_Toc365987167"/><text:bookmark-start text:name="__RefHeading___Toc1283_1416771770"/><text:bookmark text:name="_Toc239594654"/><text:bookmark text:name="_Toc148493795"/><text:bookmark text:name="_Toc148493752"/><text:span text:style-name="T7">1.1</text:span><text:span text:style-name="T9">     </text:span><text:span text:style-name="T7">Identifikation des Projekts</text:span><text:bookmark-end text:name="__RefHeading___Toc1283_1416771770"/></text:h>
      <text:p text:style-name="P15"/>
      <text:h text:style-name="P31" text:outline-level="2" text:is-list-header="true"><text:bookmark text:name="_Toc365987168"/><text:bookmark-start text:name="__RefHeading___Toc1285_1416771770"/><text:bookmark text:name="_Toc239594655"/><text:bookmark text:name="_Toc148493796"/><text:bookmark text:name="_Toc148493753"/><text:span text:style-name="T7">1.2</text:span><text:span text:style-name="T9">     </text:span><text:span text:style-name="T7">Leitgedanke</text:span><text:bookmark-end text:name="__RefHeading___Toc1285_1416771770"/><text:bookmark text:name="_Toc148493797"/><text:bookmark text:name="_Toc148493754"/></text:h>
      <text:p text:style-name="P14"><text:tab/>Bitte arbeiten!</text:p>
      <text:h text:style-name="P28" text:outline-level="1" text:is-list-header="true"><text:bookmark text:name="_Toc365987169"/><text:bookmark-start text:name="__RefHeading___Toc1287_1416771770"/><text:bookmark text:name="_Toc239594656"/><text:span text:style-name="T7">2</text:span><text:span text:style-name="T9">     </text:span><text:span text:style-name="T7">Organisatorisches</text:span><text:bookmark-end text:name="__RefHeading___Toc1287_1416771770"/></text:h>
      <text:h text:style-name="P31" text:outline-level="2" text:is-list-header="true"><text:bookmark-start text:name="__RefHeading___Toc1289_1416771770"/><text:bookmark text:name="_Toc148493755"/><text:bookmark text:name="_Toc148493798"/><text:bookmark text:name="_Toc239594657"/><text:bookmark text:name="_Toc365987170"/><text:span text:style-name="T7">2.1</text:span><text:span text:style-name="T9">     </text:span><text:span text:style-name="T7">Fehlen von Teammitgliedern</text:span><text:bookmark-end text:name="__RefHeading___Toc1289_1416771770"/></text:h>
      <text:p text:style-name="P17">Information</text:p>
      <text:p text:style-name="P17">Wenn Teammitglieder in einer Arbeitseinheit durch gesundheitliche bzw. persönliche Gründe verhindert ist, so ist die Projektleitung und  die Projektbetreuer ( Prof. Weiss, Prof. Bayandor ) darüber zu informieren. Die Information muss so früh wie möglich erfolgen, in jedem Fall jedoch vor Beginn der Arbeitseinheit. Die Information erfolgt persönlich, per Telefon, SMS oder E-Mail. </text:p>
      <text:p text:style-name="P20"/>
      <text:p text:style-name="P17">Betreff des E-Mails: LWR | Abwesenheit PERSONENKÜRZEL</text:p>
      <text:p text:style-name="P20"/>
      <text:p text:style-name="P18">Reaktion der Projektleitung</text:p>
      <text:p text:style-name="P19">Die geplanten Arbeiten werden unter den verbleibenden Teammitgliedern so verteilt, dass diese während der Arbeitseinheiten den Mehraufwand zusätzlich erledigen können. Sollte die Arbeit nicht im Zeitrahmen aufgeteilt werden können bzw. das notwendige Know How nicht vorhanden sein, so muss die Projektleitung eine geeignete Lösung finden. </text:p>
      <text:p text:style-name="P20"/>
      <text:p text:style-name="P19">Wird der Projektleitung die Abwesenheit eines Teammitglieds nicht bekannt gegeben, so hat die Projektleitung die Pflicht, das entsprechende Teammitglied umgehend zu kontaktieren. </text:p>
      <text:h text:style-name="P31" text:outline-level="2" text:is-list-header="true"><text:bookmark-start text:name="__RefHeading___Toc1291_1416771770"/><text:bookmark text:name="_Toc148493756"/><text:bookmark text:name="_Toc148493799"/><text:bookmark text:name="_Toc239594658"/><text:bookmark text:name="_Toc365987171"/><text:span text:style-name="T7">2.2</text:span><text:span text:style-name="T9">     </text:span><text:span text:style-name="T7">Deadlines</text:span><text:bookmark-end text:name="__RefHeading___Toc1291_1416771770"/></text:h>
      <text:p text:style-name="P12"><text:span text:style-name="T7"/></text:p>
      <text:p text:style-name="P19">Deadlines sind von allen Teammitgliedern des Projekts einzuhalten. Sollte eine Deadline nicht eingehalten werden können, so ist dies der Projektleitung umgehend mitzuteilen, sobald vorhersehbar ist, dass die Deadline nicht eingehalten werden kann. Gemeinsam mit der Projektleitung bzw. dem Team muss in diesem Fall dann eine Lösung gesucht werden. </text:p>
      <text:p text:style-name="P20"/>
      <text:p text:style-name="P19">Sollte eine Deadline ohne Vorwarnung nicht eingehalten werden können, so ist ebenfalls von der Projektleitung (gemeinsam) mit dem Team eine Lösung zu finden. </text:p>
      <text:h text:style-name="P31" text:outline-level="2" text:is-list-header="true"><text:bookmark-start text:name="__RefHeading___Toc1293_1416771770"/><text:bookmark text:name="_Toc148493757"/><text:bookmark text:name="_Toc148493800"/><text:bookmark text:name="_Toc239594659"/><text:bookmark text:name="_Toc365987172"/><text:soft-page-break/><text:span text:style-name="T7">2.3</text:span><text:span text:style-name="T9">     </text:span><text:span text:style-name="T7">Veränderungsmanagement</text:span><text:bookmark-end text:name="__RefHeading___Toc1293_1416771770"/></text:h>
      <text:p text:style-name="P12"><text:span text:style-name="T7"/></text:p>
      <text:p text:style-name="P19">Sollte absehbar sein, dass Ziele nicht erreicht werden können, so muss die Projektleitung umgehend  darüber informiert werden. </text:p>
      <text:p text:style-name="P20"/>
      <text:p text:style-name="P18">Veränderung im Projektauftrag (Ziele, Termine, Qualität)</text:p>
      <text:p text:style-name="P19">Sollten Projektziele tatsächlich nicht im vollen Umfang, in der vereinbarten Qualität bzw. in der vereinbarten Zeit erreichbar sein, so muss der Lenkungsausschuss umgehend darüber informiert werden und eine Lösung besprochen werden. Die vereinbarte Lösung muss in jedem Fall schriftlich mit einem  Change Request dokumentiert werden. </text:p>
      <text:p text:style-name="P20"/>
      <text:p text:style-name="P18">Veränderung innerhalb des Projektauftrags</text:p>
      <text:p text:style-name="P19">Veränderungen, die den Auftrag nicht verändern (Einsatz von zusätzlichen Ressourcen, ohne Erhöhung der Projektkosten, Verschiebung von Arbeitspaketen,...) können von der Projektleitung selbständig durchgeführt werden. </text:p>
      <text:p text:style-name="P22"><text:bookmark text:name="_Toc148493801"/><text:bookmark text:name="_Toc148493758"/> </text:p>
      <text:h text:style-name="P30" text:outline-level="1" text:is-list-header="true"><text:bookmark text:name="_Toc365987173"/><text:bookmark-start text:name="__RefHeading___Toc1295_1416771770"/><text:bookmark text:name="_Toc239594660"/><text:span text:style-name="T7">3</text:span><text:span text:style-name="T9">     </text:span><text:span text:style-name="T7">Informations- &amp; Kommunikationssystem</text:span><text:bookmark-end text:name="__RefHeading___Toc1295_1416771770"/></text:h>
      <text:h text:style-name="P31" text:outline-level="2" text:is-list-header="true"><text:bookmark-start text:name="__RefHeading___Toc1297_1416771770"/><text:bookmark text:name="_Toc148493759"/><text:bookmark text:name="_Toc148493802"/><text:bookmark text:name="_Toc239594661"/><text:bookmark text:name="_Toc365987174"/><text:span text:style-name="T7">3.1</text:span><text:span text:style-name="T9">     </text:span><text:span text:style-name="T7">Jour Fixe</text:span><text:bookmark-end text:name="__RefHeading___Toc1297_1416771770"/></text:h>
      <text:p text:style-name="P12"><text:span text:style-name="T7"/></text:p>
      <text:p text:style-name="P20">Jour Fixes sind regelmäßig stattfindende Besprechungen, um die gesamte Klasse am selben aktuellen Informationsstand zu halten. </text:p>
      <text:p text:style-name="P20"/>
      <text:p text:style-name="P20">Im aktuellen Projekt findet das Jour Fixe jede zweiten Montag um 10:05 im Raum 361 statt. </text:p>
      <text:p text:style-name="P20">Der Projektleiter Clemens Stadlbauer nimmt teil.</text:p>
      <text:p text:style-name="P20"/>
      <text:p text:style-name="P20">In jedem Jour Fixe wird der aktuelle Stand und der weitere Verlauf bzw. die nächsten Schritte des Projektes besprochen. Projektrelevante Informationen werden weitergeben. </text:p>
      <text:p text:style-name="P20"/>
      <text:p text:style-name="P20">Die Informationen und Beschlüsse des Jour Fixe werden als Besprechungsnotiz festgehalten, welche umgehend nach Abschluss des Jour Fixe den teilnehmenden Personen zur Verfügung gestellt werden müssen. Die Agenda für das Jour Fixe wird spätestens 24 Stunden davor an alle Projektleiter, ihre Stellvertreter und Projektbetreuter verschickt. Protokolle werden im Rotationsprinzip erstellt und 24 Stunden nach dem Jour Fixe verteilt. </text:p>
      <text:p text:style-name="P20"/>
      <text:h text:style-name="P31" text:outline-level="2" text:is-list-header="true"><text:bookmark-start text:name="__RefHeading___Toc1299_1416771770"/><text:bookmark text:name="_Toc148493760"/><text:bookmark text:name="_Toc148493803"/><text:bookmark text:name="_Toc239594662"/><text:bookmark text:name="_Toc365987175"/><text:span text:style-name="T14">3.2</text:span><text:span text:style-name="T11">     </text:span><text:span text:style-name="T14">Meetings</text:span><text:bookmark-end text:name="__RefHeading___Toc1299_1416771770"/></text:h>
      <text:p text:style-name="P12"><text:span text:style-name="T14"/></text:p>
      <text:p text:style-name="P20">Meetings sind Besprechungen, die ein aktuelles definiertes Thema, sowie ein Ziel haben. Wird ein Meeting einberufen, so muss eine Einladung mit Agenda erstellt werden und diese rechtzeitig zumindest 48 Stunden vor dem Meeting per E-Mail verschickt werden. Der Termin und die Location des Meetings müssen mit allen teilnehmenden Personen vorab abgestimmt und koordiniert werden. </text:p>
      <text:p text:style-name="P20"/>
      <text:p text:style-name="P20">Für jedes Meeting muss ein Vorsitz und eine Schriftführung definiert werden. Nach Möglichkeit sollte das Protokoll bereits während des Meetings erstellt werden, damit die Beschlüsse und Formulierungen auch mit den teilnehmenden Personen abgestimmt werden können. Eine Ausnahme dafür stellen Meetings mit externen Kunden dar, da hier das Mitprotokollieren am Laptop als unhöflich gewertet werden könnte. </text:p>
      <text:p text:style-name="P20"/>
      <text:p text:style-name="P20">Protokolle werden im Rotationsprinzip erstellt. Im optimalen Fall wird das Protokoll mit Abschluss der Besprechung an den Meeting Verteiler verschickt, spätestens jedoch 24 Stunden nach dem Meeting. </text:p>
      <text:h text:style-name="P31" text:outline-level="2" text:is-list-header="true"><text:bookmark text:name="_Toc365987176"/><text:bookmark-start text:name="__RefHeading___Toc1301_1416771770"/><text:bookmark text:name="_Toc148493761"/><text:bookmark text:name="_Toc148493804"/><text:bookmark text:name="_Toc239594663"/><text:span text:style-name="T14">3.3</text:span><text:span text:style-name="T11">     </text:span><text:span text:style-name="T14">Berichtwesen</text:span><text:bookmark-end text:name="__RefHeading___Toc1301_1416771770"/></text:h>
      <text:p text:style-name="P12"><text:span text:style-name="T14"/></text:p>
      <text:p text:style-name="P16"><text:soft-page-break/><text:span text:style-name="T7">Berichte helfen den Informationsfluss zu verbessern bzw. das Controlling für die Projektleitung bzw. Entscheidungen für den Lenkungsausschuss zu erleichtern. Folgende Berichte werden innerhalb des Projekts erstellt: </text:span></text:p>
      <text:p text:style-name="P16"><text:span text:style-name="T7"/></text:p>
      <text:p text:style-name="P24"><text:tab/><text:tab/>Management Summarys </text:p>
      <text:p text:style-name="P24"><text:tab/><text:tab/>Projektabschlussbericht</text:p>
      <text:p text:style-name="P24"><text:tab/><text:tab/>Sprint Backlog</text:p>
      <text:p text:style-name="P25"/>
      <text:p text:style-name="P17">Von der Projektleitung ist im Vorab zu definieren, wann, von wem, welche Berichte zu erstellen sind. </text:p>
      <text:p text:style-name="P16"/>
      <text:h text:style-name="P31" text:outline-level="2" text:is-list-header="true"><text:bookmark text:name="_Toc365987177"/><text:bookmark-start text:name="__RefHeading___Toc1303_1416771770"/><text:bookmark text:name="_Toc239594664"/><text:bookmark text:name="_Toc148493805"/><text:bookmark text:name="_Toc148493762"/>3.4<text:span text:style-name="T8">     </text:span>E-Mail Verkehr<text:bookmark-end text:name="__RefHeading___Toc1303_1416771770"/></text:h>
      <text:p text:style-name="P20">Der E-Mail Verkehr wird an vorab definierte Personen geschickt. Zu empfehlen beispielsweise: </text:p>
      <text:p text:style-name="P20"/>
      <text:p text:style-name="P24"><text:tab/>E-Mails an Externe: Immer in CC an die Projektleitung und die Projekt Consultants</text:p>
      <text:p text:style-name="P24"><text:tab/>E-Mails intern: Formelle E-Mails immer in CC an die Projekt- bzw. Teamleitung und die Projekt Consultants</text:p>
      <text:p text:style-name="P24"><text:tab/>Informelle interne E-Mails: in CC an die Teamleitung</text:p>
      <text:p text:style-name="P20"/>
      <text:p text:style-name="P20">Alle Emails müssen folgende Struktur haben: </text:p>
      <text:p text:style-name="P20"/>
      <text:p text:style-name="P24"><text:tab/>Betreff</text:p>
      <text:p text:style-name="P24"><text:tab/>Grußformel</text:p>
      <text:p text:style-name="P24"><text:tab/>Fehlerfreier Inhalt in ganzen Sätzen</text:p>
      <text:p text:style-name="P24"><text:tab/>Abschiedsformel</text:p>
      <text:p text:style-name="P24"><text:tab/>Signatur</text:p>
      <text:p text:style-name="P24"><text:tab/>Optional Anhänge als .pdf (intern auch editierbare Formate)</text:p>
      <text:p text:style-name="P16"/>
      <text:p text:style-name="P17">Der Betreff hat folgende Form: </text:p>
      <text:p text:style-name="P16"><text:tab/></text:p>
      <text:p text:style-name="P24"><text:tab/><text:span text:style-name="T17">[</text:span>LWR<text:span text:style-name="T17">]</text:span> |THEMA (intern)</text:p>
      <text:p text:style-name="P24"><text:tab/><text:span text:style-name="T17">[</text:span>LWR<text:span text:style-name="T17">]</text:span> |THEMA (extern)</text:p>
      <text:p text:style-name="P24"/>
      <text:p text:style-name="P24"/>
      <text:h text:style-name="P31" text:outline-level="2" text:is-list-header="true"><text:bookmark-start text:name="__RefHeading___Toc1305_1416771770"/><text:bookmark text:name="_Toc148493763"/><text:bookmark text:name="_Toc148493806"/><text:bookmark text:name="_Toc239594665"/><text:bookmark text:name="_Toc365987178"/><text:soft-page-break/>3.5<text:span text:style-name="T8">     </text:span>Kommunikation via. Telegram &amp; Telefon<text:bookmark-end text:name="__RefHeading___Toc1305_1416771770"/></text:h>
      <text:p text:style-name="P13"/>
      <text:p text:style-name="P21"><text:span text:style-name="Emphasis"><text:span text:style-name="T12">Die einfachste und schnellste Art, Informationen zu bekommen, ist persönlich bzw. per Telefon oder Telegram. In dringenden Fällen und Angelegenheiten sind deshalb immer diese Kommunikationswege zu wählen.</text:span></text:span></text:p>
      <text:p text:style-name="P21"><text:span text:style-name="Emphasis"><text:span text:style-name="T10"> </text:span></text:span></text:p>
      <text:p text:style-name="P21"><text:span text:style-name="Emphasis"><text:span text:style-name="T12">Gerade für das alltägliche Arbeiten sollte Telegram genutzt werden, da es die Vorteile eines Instant-Messangers mit guter Suchfunktion verbindet.</text:span></text:span></text:p>
      <text:p text:style-name="P21"><text:span text:style-name="Emphasis"><text:span text:style-name="T10"> </text:span></text:span></text:p>
      <text:p text:style-name="P21"><text:span text:style-name="Emphasis"><text:span text:style-name="T12">Wichtige Informationen und Entscheidungen, die den Projektbetreuern mitgeteilt werden müssen, werden via E-Mail verbreitet.</text:span></text:span></text:p>
      <text:h text:style-name="P31" text:outline-level="2" text:is-list-header="true"><text:bookmark-start text:name="__RefHeading___Toc1307_1416771770"/><text:bookmark text:name="_Toc239594666"/><text:bookmark text:name="_Toc365987179"/><text:bookmark text:name="_Toc148493764"/><text:bookmark text:name="_Toc148493807"/><text:span text:style-name="T14">3.6</text:span><text:span text:style-name="T11">     </text:span><text:span text:style-name="T14">Dokumentenablage</text:span><text:bookmark-end text:name="__RefHeading___Toc1307_1416771770"/></text:h>
      <text:p text:style-name="P12"><text:span text:style-name="T14"/></text:p>
      <text:p text:style-name="Text_20_body"><text:span text:style-name="T14">Innerhalb des Projekts wird für die Dokumentenablage GitHub verwendet. Unser Repository für unsere Dokumente ist unter folgendem Link erreichbar: </text:span><text:a xlink:type="simple" xlink:href="https://github.com/Laserwurfel/Dokumente" text:style-name="Internet_20_link" text:visited-style-name="Visited_20_Internet_20_Link"><text:span text:style-name="T6">https://github.com/Laserwurfel/Dokumente</text:span></text:a><text:span text:style-name="T14">.</text:span></text:p>
      <text:p text:style-name="P16"/>
      <text:p text:style-name="P17">Auf die Versionierung innerhalb der Dokumente wird verzichtet, da GitHub selber bereits die Dokumente versioniert.</text:p>
      <text:p text:style-name="P16"/>
      <text:p text:style-name="P17">Alle Dokumente sind im .odt Format zu verfassen und sollen danach auch als .pdf exportiert werden. Beide Dateiformate werden in das Repository gepusht. </text:p>
      <text:p text:style-name="P16"/>
      <text:p text:style-name="P17">Die Änderungen innerhalb der Dokumente werden in den Commit Messages von GitHub festgehalten. Die Nachrichten sind maximal 50 Zeichen lang und sind im Imperativ geschrieben.</text:p>
      <text:p text:style-name="P16"/>
      <text:p text:style-name="P16"/>
      <text:p text:style-name="P17">Beispiel für Commit Messages:</text:p>
      <text:p text:style-name="P26"><text:span text:style-name="T15">·</text:span><text:span text:style-name="T13">       </text:span><text:span text:style-name="T14">Korrekt: ‚Fügt Feedback hinzu’</text:span></text:p>
      <text:p text:style-name="P26"><text:span text:style-name="T15">·</text:span><text:span text:style-name="T13">       </text:span><text:span text:style-name="T14">Falsch: ‚Feedback hinzufügen’</text:span></text:p>
      <text:p text:style-name="P16"/>
      <text:h text:style-name="P27" text:outline-level="1" text:is-list-header="true"><text:soft-page-break/><text:span text:style-name="T14"/></text:h>
      <text:h text:style-name="P27" text:outline-level="1" text:is-list-header="true"><text:bookmark-start text:name="__RefHeading___Toc1309_1416771770"/><text:bookmark text:name="_Toc365987180"/><text:bookmark text:name="_Toc239594667"/><text:span text:style-name="T14">4</text:span><text:span text:style-name="T11">   </text:span><text:span text:style-name="T7">Nomenklatur</text:span><text:bookmark-end text:name="__RefHeading___Toc1309_1416771770"/></text:h>
      <text:h text:style-name="P31" text:outline-level="2" text:is-list-header="true"><text:bookmark-start text:name="__RefHeading___Toc1311_1416771770"/><text:bookmark text:name="_Toc148493765"/><text:bookmark text:name="_Toc148493808"/><text:bookmark text:name="_Toc239594668"/><text:bookmark text:name="_Toc365987181"/><text:span text:style-name="T7">4.1</text:span><text:span text:style-name="T9">     </text:span><text:span text:style-name="T7">Dokumentenerstellung</text:span> <text:bookmark-end text:name="__RefHeading___Toc1311_1416771770"/></text:h>
      <text:p text:style-name="P21"><text:span text:style-name="T14">Projektrelevante Dokumente sind ausschließlich mit Hilfe der vordefinierten Templates zu erstellen. Die Templates sind im Ordner Templates zu finden.</text:span><text:span text:style-name="T16"> </text:span></text:p>
      <text:h text:style-name="P31" text:outline-level="2" text:is-list-header="true"><text:bookmark-start text:name="__RefHeading___Toc1313_1416771770"/><text:bookmark text:name="_Toc148493766"/><text:bookmark text:name="_Toc148493809"/><text:bookmark text:name="_Toc239594669"/><text:bookmark text:name="_Toc365987182"/><text:span text:style-name="T7">4.2</text:span><text:span text:style-name="T9">     </text:span><text:span text:style-name="T7">Dokumentenbenennung</text:span><text:bookmark-end text:name="__RefHeading___Toc1313_1416771770"/></text:h>
      <text:p text:style-name="P19">Dokumente werden nach folgendem Schema benannt: </text:p>
      <text:p text:style-name="P20"/>
      <text:p text:style-name="P19">LWR_DOKUMENTENNAME</text:p>
      <text:p text:style-name="P20"/>
      <text:p text:style-name="P19">Ein Datum (z.B. bei Agenda und Protokoll) wird in folgender Form im Dokumentennamen berücksichtigt: </text:p>
      <text:p text:style-name="P20"/>
      <text:p text:style-name="P19"><text:bookmark text:name="_Ref239593292"/><text:bookmark text:name="_Toc148493810"/><text:bookmark text:name="_Toc148493767"/>LWR_DOKUMENTENNAME_JJJJ-MM-TT</text:p>
      <text:p text:style-name="P19"/>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Arial1" svg:font-family="Arial"/>
    <style:font-face style:name="Trebuchet MS1" svg:font-family="'Trebuchet MS'"/>
    <style:font-face style:name="TrebuchetMS" svg:font-family="TrebuchetM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MS1" svg:font-family="Trebuchet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nex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next-style-name="Standard" style:default-outline-level="1" style:class="text">
      <style:paragraph-properties fo:margin-top="0.635cm" fo:margin-bottom="0.423cm" loext:contextual-spacing="false" fo:keep-with-next="always">
        <style:tab-stops>
          <style:tab-stop style:position="0.6cm"/>
        </style:tab-stops>
      </style:paragraph-properties>
      <style:text-properties fo:font-size="14pt" style:letter-kerning="true" style:font-size-asian="14pt" style:font-name-complex="Arial2" style:font-family-complex="Arial" style:font-family-generic-complex="system" style:font-pitch-complex="variable" style:font-size-complex="14pt"/>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808080"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omplex="Arial2" style:font-family-complex="Arial" style:font-family-generic-complex="system" style:font-pitch-complex="variable" style:font-size-complex="11pt"/>
    </style:style>
    <style:style style:name="Title" style:family="paragraph" style:parent-style-name="Standard" style:next-style-name="Standard" style:default-outline-level="" style:class="chapter">
      <style:text-properties fo:color="#365f91" fo:font-size="16pt" style:font-size-asian="16pt" style:font-size-complex="16pt"/>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2" style:font-family-complex="Arial" style:font-family-generic-complex="system" style:font-pitch-complex="variable"/>
    </style:style>
    <style:style style:name="Salutation" style:family="paragraph" style:parent-style-name="Standard" style:nex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nex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2"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2"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2"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fo:font-size="7.5pt"/>
    </style:style>
    <style:style style:name="Message_20_Header" style:display-name="Message Header" style:family="paragraph" style:parent-style-name="Standard" style:default-outline-level="">
      <loext:graphic-properties draw:fill="solid" draw:fill-color="#cccccc" draw:opacity="100%"/>
      <style:paragraph-properties fo:margin-left="2cm" fo:margin-right="0cm" fo:text-indent="-2cm" style:auto-text-indent="false" fo:background-color="#cccccc" fo:padding="0.035cm" fo:border="0.74pt solid #00000a"/>
      <style:text-properties fo:font-size="12pt" style:font-size-asian="12pt" style:font-name-complex="Arial2" style:font-family-complex="Arial"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next-style-name="Standard" style:auto-update="true" style:default-outline-level="" style:class="index">
      <style:text-properties fo:color="#595959" style:font-size-complex="11pt"/>
    </style:style>
    <style:style style:name="Contents_20_3" style:display-name="Contents 3" style:family="paragraph" style:parent-style-name="Standard" style:nex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next-style-name="Standard" style:default-outline-level=""/>
    <style:style style:name="Date" style:family="paragraph" style:parent-style-name="Standard" style:nex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nex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nex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nex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nex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nex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left="1.27cm" fo:margin-right="0cm" fo:margin-top="0cm" fo:margin-bottom="0cm" loext:contextual-spacing="true" fo:line-height="150%" fo:text-indent="0cm" style:auto-text-indent="false"/>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annotation_20_subject" style:display-name="annotation subject" style:family="paragraph" style:parent-style-name="annotation_20_text" style:default-outline-level="">
      <style:paragraph-properties fo:line-height="100%"/>
      <style:text-properties fo:font-style="normal" fo:font-weight="bold" style:font-style-asian="normal"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Addressee" style:family="paragraph" style:parent-style-name="Standard" style:class="extra"/>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_20_2_20_Char" style:display-name="List 2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_20_Char" style:display-name="List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_20_3_20_Char" style:display-name="List 3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Heading_20_1_20_Char" style:display-name="Heading 1 Char" style:family="text">
      <style:text-properties style:font-name="Trebuchet MS" fo:font-family="'Trebuchet MS'" style:font-family-generic="roman" style:font-pitch="variable" fo:font-size="14pt" style:letter-kerning="true" style:font-size-asian="14pt" style:language-asian="de" style:country-asian="DE" style:font-name-complex="Arial2"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style:letter-kerning="true" style:language-asian="de" style:country-asian="DE" style:font-name-complex="Arial2" style:font-family-complex="Arial" style:font-family-generic-complex="system" style:font-pitch-complex="variable" style:font-size-complex="14pt"/>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Heading_20_2_20_Char" style:display-name="Heading 2 Char" style:family="text">
      <style:text-properties style:font-name="Trebuchet MS" fo:font-family="'Trebuchet MS'" style:font-family-generic="roman" style:font-pitch="variable" fo:font-size="12pt" style:font-size-asian="12pt" style:language-asian="de" style:country-asian="DE" style:font-name-complex="Arial2" style:font-family-complex="Arial" style:font-family-generic-complex="system" style:font-pitch-complex="variable" style:font-size-complex="14pt" style:font-style-complex="italic" style:font-weight-complex="bold"/>
    </style:style>
    <style:style style:name="Comment_20_Text_20_Char" style:display-name="Comment Text Char"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style:font-name="Trebuchet MS" fo:font-family="'Trebuchet MS'" style:font-family-generic="roman"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127cm"/>
        </style:list-level-properties>
      </text:outline-level-style>
      <text:outline-level-style text:level="2" style:num-format="1" text:display-levels="2">
        <style:list-level-properties text:list-level-position-and-space-mode="label-alignment">
          <style:list-level-label-alignment text:label-followed-by="space" fo:text-indent="-1.016cm" fo:margin-left="0.381cm"/>
        </style:list-level-properties>
      </text:outline-level-style>
      <text:outline-level-style text:level="3" style:num-format="1" text:display-levels="3">
        <style:list-level-properties text:list-level-position-and-space-mode="label-alignment">
          <style:list-level-label-alignment text:label-followed-by="space" fo:text-indent="-1.27cm" fo:margin-left="0.635cm"/>
        </style:list-level-properties>
      </text:outline-level-style>
      <text:outline-level-style text:level="4" style:num-format="">
        <style:list-level-properties text:list-level-position-and-space-mode="label-alignment">
          <style:list-level-label-alignment text:label-followed-by="space" fo:text-indent="-1.524cm" fo:margin-left="0.889cm"/>
        </style:list-level-properties>
      </text:outline-level-style>
      <text:outline-level-style text:level="5" style:num-format="1" text:display-levels="5">
        <style:list-level-properties text:list-level-position-and-space-mode="label-alignment">
          <style:list-level-label-alignment text:label-followed-by="listtab" fo:text-indent="-1.778cm" fo:margin-left="1.143cm"/>
        </style:list-level-properties>
      </text:outline-level-style>
      <text:outline-level-style text:level="6" style:num-format="1" text:display-levels="6">
        <style:list-level-properties text:list-level-position-and-space-mode="label-alignment">
          <style:list-level-label-alignment text:label-followed-by="listtab" fo:text-indent="-2.032cm" fo:margin-left="1.397cm"/>
        </style:list-level-properties>
      </text:outline-level-style>
      <text:outline-level-style text:level="7" style:num-format="1" text:display-levels="7">
        <style:list-level-properties text:list-level-position-and-space-mode="label-alignment">
          <style:list-level-label-alignment text:label-followed-by="listtab" fo:text-indent="-2.286cm" fo:margin-left="1.651cm"/>
        </style:list-level-properties>
      </text:outline-level-style>
      <text:outline-level-style text:level="8" style:num-format="1" text:display-levels="8">
        <style:list-level-properties text:list-level-position-and-space-mode="label-alignment">
          <style:list-level-label-alignment text:label-followed-by="listtab" fo:text-indent="-2.54cm" fo:margin-left="1.905cm"/>
        </style:list-level-properties>
      </text:outline-level-style>
      <text:outline-level-style text:level="9" style:num-format="1" text:display-levels="9">
        <style:list-level-properties text:list-level-position-and-space-mode="label-alignment">
          <style:list-level-label-alignment text:label-followed-by="listtab" fo:text-indent="-2.794cm" fo:margin-left="2.159cm"/>
        </style:list-level-properties>
      </text:outline-level-style>
      <text:outline-level-style text:level="10" style:num-format="">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fo:font-family="StarSymbol"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247cm" fo:margin-left="-0.123cm" fo:margin-top="0cm" fo:margin-bottom="0cm" table:align="left" style:writing-mode="lr-tb"/>
    </style:style>
    <style:style style:name="Table5.A" style:family="table-column">
      <style:table-column-properties style:column-width="3.096cm"/>
    </style:style>
    <style:style style:name="Table5.B" style:family="table-column">
      <style:table-column-properties style:column-width="14.152cm"/>
    </style:style>
    <style:style style:name="Table5.1" style:family="table-row">
      <style:table-row-properties style:row-height="2cm" fo:keep-together="auto"/>
    </style:style>
    <style:style style:name="Table5.A1" style:family="table-cell">
      <style:table-cell-properties fo:padding-left="0.123cm" fo:padding-right="0.123cm" fo:padding-top="0cm" fo:padding-bottom="0cm" fo:border="none"/>
    </style:style>
    <style:style style:name="Table5.B1" style:family="table-cell">
      <style:table-cell-properties style:vertical-align="bottom" fo:padding-left="0.123cm" fo:padding-right="0.123cm" fo:padding-top="0cm" fo:padding-bottom="0cm" fo:border="none"/>
    </style:style>
    <style:style style:name="Table4" style:family="table">
      <style:table-properties style:width="17.247cm" fo:margin-left="-0.123cm" fo:margin-top="0cm" fo:margin-bottom="0cm" table:align="left" style:writing-mode="lr-tb"/>
    </style:style>
    <style:style style:name="Table4.A" style:family="table-column">
      <style:table-column-properties style:column-width="3.096cm"/>
    </style:style>
    <style:style style:name="Table4.B" style:family="table-column">
      <style:table-column-properties style:column-width="14.152cm"/>
    </style:style>
    <style:style style:name="Table4.1" style:family="table-row">
      <style:table-row-properties style:row-height="2cm" fo:keep-together="auto"/>
    </style:style>
    <style:style style:name="Table4.A1" style:family="table-cell">
      <style:table-cell-properties fo:padding-left="0.123cm" fo:padding-right="0.123cm" fo:padding-top="0cm" fo:padding-bottom="0cm" fo:border="none"/>
    </style:style>
    <style:style style:name="Table4.B1" style:family="table-cell">
      <style:table-cell-properties style:vertical-align="bottom" fo:padding-left="0.123cm" fo:padding-right="0.123cm" fo:padding-top="0cm" fo:padding-bottom="0cm" fo:border="none"/>
    </style:style>
    <style:style style:name="MP1" style:family="paragraph" style:parent-style-name="Standard">
      <style:paragraph-properties fo:line-height="120%"/>
      <style:text-properties fo:font-size="14pt" fo:letter-spacing="0.011cm" fo:font-weight="bold" style:font-size-asian="14pt" style:font-weight-asian="bold" style:font-name-complex="Arial2" style:font-size-complex="14pt"/>
    </style:style>
    <style:style style:name="MP2"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Standard">
      <style:paragraph-properties>
        <style:tab-stops>
          <style:tab-stop style:position="1.905cm"/>
        </style:tab-stops>
      </style:paragraph-properties>
    </style:style>
    <style:style style:name="MP5"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MP6" style:family="paragraph" style:parent-style-name="Frame_20_contents">
      <style:paragraph-properties fo:text-align="end" style:justify-single-word="false"/>
    </style:style>
    <style:style style:name="MT1" style:family="text">
      <style:text-properties fo:color="#595959" fo:font-size="7.5pt" style:font-size-asian="7.5pt" style:font-name-complex="Arial2" style:font-size-complex="7.5pt"/>
    </style:style>
    <style:style style:name="MT2" style:family="text">
      <style:text-properties fo:color="#595959" style:font-name="Trebuchet MS" fo:font-size="7.5pt" style:font-size-asian="7.5pt" style:font-name-complex="Arial2" style:font-size-complex="7.5pt"/>
    </style:style>
    <style:style style:name="MT3" style:family="text">
      <style:text-properties fo:color="#595959" fo:font-size="7.5pt" fo:letter-spacing="0.021cm" style:font-size-asian="7.5pt" style:font-name-complex="Arial2" style:font-size-complex="7.5pt"/>
    </style:style>
    <style:style style:name="MT4" style:family="text">
      <style:text-properties fo:color="#ff3300" fo:font-size="7.5pt" style:font-size-asian="7.5pt" style:font-name-complex="Arial2"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5" table:style-name="Table5">
          <table:table-column table:style-name="Table5.A"/>
          <table:table-column table:style-name="Table5.B"/>
          <table:table-row table:style-name="Table5.1">
            <table:table-cell table:style-name="Table5.A1" office:value-type="string">
              <text:p text:style-name="Header"><draw:frame draw:style-name="Mfr1" draw:name="Image5" text:anchor-type="char" svg:x="-0.074cm" svg:y="-1.826cm" svg:width="2.656cm" svg:height="1.588cm" draw:z-index="6"><draw:image xlink:href="Pictures/10000000000000EB0000008DB9A67E36D661952D.png" xlink:type="simple" xlink:show="embed" xlink:actuate="onLoad"/><svg:desc>logo_slogan.png</svg:desc><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le5.B1" office:value-type="string">
              <text:p text:style-name="MP1"><draw:frame draw:style-name="Mfr2" draw:name="Frame10" text:anchor-type="char" svg:x="1.683cm" svg:y="0.108cm" svg:width="6.361cm" svg:height="0.984cm" draw:z-index="13"><draw:text-box><text:p text:style-name="MP2">Laserwürfel</text:p></draw:text-box></draw:frame><draw:frame draw:style-name="Mfr3" draw:name="Image6" text:anchor-type="char" svg:x="8.072cm" svg:y="-0.012cm" svg:width="0.212cm" svg:height="0.889cm" draw:z-index="20"><draw:image xlink:href="Pictures/100000000000000A0000002A0B5525042F95C94C.png" xlink:type="simple" xlink:show="embed" xlink:actuate="onLoad"/><svg:desc>Macintosh HD:Users:martinmair:Desktop:screen-capture.png</svg:desc><draw:contour-polygon svg:width="3px" svg:height="28px" svg:viewBox="0 0 3 28" draw:points="4,7 3,8 3,9 3,10 3,11 3,12 3,13 3,14 3,15 3,16 3,17 3,18 3,19 3,20 3,21 3,22 3,23 3,24 3,25 3,26 3,27 3,28 3,29 3,30 3,31 3,32 3,33 4,34 4,35 6,35 6,34 6,33 6,32 6,31 6,30 6,29 6,28 6,27 6,26 6,25 6,24 6,23 6,22 6,21 6,20 6,19 6,18 6,17 6,16 6,15 6,14 6,13 6,12 6,11 6,10 6,9 6,8 6,7" draw:recreate-on-edit="true"/></draw:frame><draw:frame draw:style-name="Mfr4" draw:name="Frame11" text:anchor-type="char" svg:x="8.34cm" svg:y="0.108cm" svg:width="6.361cm" svg:height="0.984cm" draw:z-index="27"><draw:text-box><text:p text:style-name="MP3">Projektmanagement</text:p></draw:text-box></draw:frame></text:p>
            </table:table-cell>
          </table:table-row>
        </table:table>
        <text:p text:style-name="MP4"/>
      </style:header>
      <style:footer>
        <text:p text:style-name="MP5"><draw:frame draw:style-name="Mfr4" draw:name="Frame12" text:anchor-type="char" svg:x="13.335cm" svg:y="-0.095cm" svg:width="3.81cm" svg:height="0.953cm" draw:z-index="34"><draw:text-box><text:p text:style-name="MP6"><text:span text:style-name="MT1">Seite </text:span><text:span text:style-name="page_20_number"><text:span text:style-name="MT2"><text:page-number text:select-page="current">7</text:page-number></text:span></text:span><text:span text:style-name="page_20_number"><text:span text:style-name="MT2">/</text:span></text:span><text:span text:style-name="page_20_number"><text:span text:style-name="MT2"><text:page-count>7</text:page-count></text:span></text:span></text:p></draw:text-box></draw:frame><draw:frame draw:style-name="Mfr4" draw:name="Frame13" text:anchor-type="char" svg:x="-0.316cm" svg:y="-0.095cm" svg:width="15.558cm" svg:height="0.723cm" draw:z-index="41"><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 </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MP4"/>
      </style:header>
      <style:footer>
        <text:p text:style-name="MP5"><text:s/></text:p>
      </style:footer>
    </style:master-page>
    <style:master-page style:name="Converted2" style:page-layout-name="Mpm3">
      <style:header>
        <text:p text:style-name="MP4"/>
      </style:header>
      <style:footer>
        <text:p text:style-name="MP5"><text:s/></text:p>
      </style:footer>
    </style:master-page>
    <style:master-page style:name="Converted3" style:page-layout-name="Mpm3">
      <style:header>
        <text:p text:style-name="MP4"/>
      </style:header>
      <style:footer>
        <text:p text:style-name="MP5"><text:s/></text:p>
      </style:footer>
    </style:master-page>
    <style:master-page style:name="Converted4" style:page-layout-name="Mpm1">
      <style:header>
        <table:table table:name="Table4" table:style-name="Table4">
          <table:table-column table:style-name="Table4.A"/>
          <table:table-column table:style-name="Table4.B"/>
          <table:table-row table:style-name="Table4.1">
            <table:table-cell table:style-name="Table4.A1" office:value-type="string">
              <text:p text:style-name="Header"><draw:frame draw:style-name="Mfr1" draw:name="Image3" text:anchor-type="char" svg:x="-0.074cm" svg:y="-1.826cm" svg:width="2.656cm" svg:height="1.588cm" draw:z-index="0"><draw:image xlink:href="Pictures/10000000000000EB0000008DB9A67E36D661952D.png" xlink:type="simple" xlink:show="embed" xlink:actuate="onLoad"/><svg:desc>logo_slogan.png</svg:desc><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le4.B1" office:value-type="string">
              <text:p text:style-name="MP1"><draw:frame draw:style-name="Mfr2" draw:name="Frame6" text:anchor-type="char" svg:x="1.683cm" svg:y="0.108cm" svg:width="6.361cm" svg:height="0.984cm" draw:z-index="0"><draw:text-box><text:p text:style-name="MP2">Laserwürfel</text:p></draw:text-box></draw:frame><draw:frame draw:style-name="Mfr3" draw:name="Image4" text:anchor-type="char" svg:x="8.072cm" svg:y="-0.012cm" svg:width="0.212cm" svg:height="0.889cm" draw:z-index="0"><draw:image xlink:href="Pictures/100000000000000A0000002A0B5525042F95C94C.png" xlink:type="simple" xlink:show="embed" xlink:actuate="onLoad"/><svg:desc>Macintosh HD:Users:martinmair:Desktop:screen-capture.png</svg:desc><draw:contour-polygon svg:width="3px" svg:height="28px" svg:viewBox="0 0 3 28" draw:points="4,7 3,8 3,9 3,10 3,11 3,12 3,13 3,14 3,15 3,16 3,17 3,18 3,19 3,20 3,21 3,22 3,23 3,24 3,25 3,26 3,27 3,28 3,29 3,30 3,31 3,32 3,33 4,34 4,35 6,35 6,34 6,33 6,32 6,31 6,30 6,29 6,28 6,27 6,26 6,25 6,24 6,23 6,22 6,21 6,20 6,19 6,18 6,17 6,16 6,15 6,14 6,13 6,12 6,11 6,10 6,9 6,8 6,7" draw:recreate-on-edit="true"/></draw:frame><draw:frame draw:style-name="Mfr4" draw:name="Frame7" text:anchor-type="char" svg:x="8.34cm" svg:y="0.108cm" svg:width="6.361cm" svg:height="0.984cm" draw:z-index="0"><draw:text-box><text:p text:style-name="MP3">Projektmanagement</text:p></draw:text-box></draw:frame></text:p>
            </table:table-cell>
          </table:table-row>
        </table:table>
        <text:p text:style-name="Standard"/>
      </style:header>
      <style:footer>
        <text:p text:style-name="MP5"><text:s/><text:span text:style-name="MT3">Höhere </text:span><text:span text:style-name="MT1">Technische Bundeslehranstalt Wien 3 | Rennweg 89b | 1030 Wien | </text:span><text:span text:style-name="MT4">www.htl.rennweg.at</text:span><text:span text:style-name="MT1"><text:tab/></text:span><text:span text:style-name="MT1">Seite </text:span><text:span text:style-name="MT1"><text:page-number text:select-page="current">0</text:page-number></text:span><text:span text:style-name="MT1">/</text:span><text:span text:style-name="MT1"><text:page-count>7</text:page-count></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editing-cycles>148</meta:editing-cycles>
    <meta:creation-date>2015-09-21T10:04:37.304691452</meta:creation-date>
    <dc:date>2015-11-16T12:25:18.315182000</dc:date>
    <meta:editing-duration>PT6H4M59S</meta:editing-duration>
    <meta:generator>LibreOffice/5.0.2.2$MacOSX_X86_64 LibreOffice_project/37b43f919e4de5eeaca9b9755ed688758a8251fe</meta:generator>
    <meta:document-statistic meta:table-count="3" meta:image-count="4" meta:object-count="0" meta:page-count="7" meta:paragraph-count="126" meta:word-count="1071" meta:character-count="8181" meta:non-whitespace-character-count="7004"/>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crum_Machbarkeitsstudie_Bay.dotx" xlink:href=""/>
  </office:meta>
</office:document-meta>
</file>